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8678901001402C4FE.png" manifest:media-type="image/png"/>
  <manifest:file-entry manifest:full-path="Pictures/100000000000028000000168050A20F246EF4D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.732cm, 0cm, 0cm, 0.145cm)" draw:image-opacity="100%" style:mirror="non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.732cm, 0cm, 0cm, 0.289cm)" draw:image-opacity="100%" style:mirror="none"/>
    </style:style>
    <style:style style:name="gr3" style:family="graphic" style:parent-style-name="standard">
      <style:graphic-properties svg:stroke-width="0.05cm" svg:stroke-color="#ff950e" draw:marker-start-width="0.575cm" draw:marker-end-width="0.575cm" draw:fill="none" draw:textarea-horizontal-align="justify" draw:textarea-vertical-align="middle" draw:auto-grow-height="false" fo:min-height="1.348cm" fo:min-width="1.098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950e" draw:marker-start-width="0.575cm" draw:marker-end-width="0.575cm" draw:fill="none" draw:textarea-horizontal-align="justify" draw:textarea-vertical-align="middle" draw:auto-grow-height="false" fo:min-height="1.398cm" fo:min-width="1.148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vertical-align="middle" draw:auto-grow-height="false" fo:min-height="0.638cm" fo:padding-top="0cm" fo:padding-bottom="0cm" fo:padding-left="0cm" fo:padding-right="0cm"/>
    </style:style>
    <style:style style:name="gr6" style:family="graphic" style:parent-style-name="objectwithoutfill">
      <style:graphic-properties svg:stroke-width="0.02cm" draw:marker-start="Arrow" draw:marker-start-width="0.16cm" draw:marker-end="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dash" draw:stroke-dash="Ultra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Lato Medium"/>
    </style:style>
    <style:style style:name="P4" style:family="paragraph">
      <loext:graphic-properties draw:fill="none"/>
      <style:paragraph-properties fo:text-align="start"/>
      <style:text-properties style:font-name="Lato Medium" fo:font-size="8pt" style:font-size-asian="18pt" style:font-size-complex="18pt"/>
    </style:style>
    <style:style style:name="P5" style:family="paragraph">
      <style:paragraph-properties fo:text-align="center"/>
      <style:text-properties style:font-name="Lato Medium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83cm" svg:height="2.6cm" svg:x="3.827cm" svg:y="3.21cm">
          <draw:image xlink:href="Pictures/100000000000028000000168050A20F246EF4D01.png" xlink:type="simple" xlink:show="embed" xlink:actuate="onLoad">
            <text:p/>
          </draw:image>
        </draw:frame>
        <draw:frame draw:style-name="gr2" draw:text-style-name="P1" draw:layer="layout" svg:width="4.983cm" svg:height="2.6cm" svg:x="3.827cm" svg:y="0.01cm">
          <draw:image xlink:href="Pictures/100000000000028000000168678901001402C4FE.png" xlink:type="simple" xlink:show="embed" xlink:actuate="onLoad">
            <text:p/>
          </draw:image>
        </draw:frame>
        <draw:custom-shape draw:style-name="gr3" draw:text-style-name="P2" draw:layer="layout" svg:width="2.4cm" svg:height="2.4cm" svg:x="0.11cm" svg:y="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2.4cm" svg:x="0.111cm" svg:y="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cm" svg:height="0.4cm" svg:x="0.81cm" svg:y="2.71cm">
          <draw:text-box>
            <text:p text:style-name="P3"><text:span text:style-name="T1">Sphere textured </text:span><text:span text:style-name="T1">with a spherical </text:span><text:span text:style-name="T1">image</text:span></text:p>
          </draw:text-box>
        </draw:frame>
        <draw:path draw:style-name="gr6" draw:text-style-name="P2" draw:layer="layout" svg:width="1.074cm" svg:height="0.695cm" draw:transform="rotate (-0.321664181142555) translate (2.51cm 1.71cm)" svg:viewBox="0 0 1075 696" svg:d="M0 0c632 0 1075 696 1075 696">
          <text:p/>
        </draw:path>
        <draw:path draw:style-name="gr6" draw:text-style-name="P2" draw:layer="layout" svg:width="1.074cm" svg:height="0.695cm" draw:transform="rotate (-2.81992847244724) translate (3.52997235130801cm 3.77010710044723cm)" svg:viewBox="0 0 1075 696" svg:d="M1075 0c-632 0-1075 696-1075 696">
          <text:p/>
        </draw:path>
        <draw:polygon draw:style-name="gr7" draw:text-style-name="P1" draw:layer="layout" svg:width="0.799cm" svg:height="0.299cm" draw:transform="rotate (0.439473905652172) translate (0.617190237849639cm 1.71943902521056cm)" svg:viewBox="0 0 800 300" draw:points="0,0 0,300 582,300 582,150 800,300 800,0 582,150 582,0">
          <text:p/>
        </draw:polygon>
        <draw:polygon draw:style-name="gr7" draw:text-style-name="P1" draw:layer="layout" svg:width="0.799cm" svg:height="0.299cm" draw:transform="rotate (0.439473905652172) translate (1.15819023784964cm 4.05043902521056cm)" svg:viewBox="0 0 800 300" draw:points="0,0 0,300 582,300 582,150 800,300 800,0 582,150 582,0">
          <text:p/>
        </draw:polygon>
        <draw:line draw:style-name="gr8" draw:text-style-name="P2" draw:layer="layout" svg:x1="1.31cm" svg:y1="1.31cm" svg:x2="1.21cm" svg:y2="1.61cm">
          <text:p/>
        </draw:line>
        <draw:line draw:style-name="gr8" draw:text-style-name="P2" draw:layer="layout" svg:x1="1.31cm" svg:y1="4.51cm" svg:x2="1.749cm" svg:y2="3.939cm">
          <text:p/>
        </draw:line>
        <draw:frame draw:style-name="gr5" draw:text-style-name="P4" draw:layer="layout" svg:width="2.6cm" svg:height="0.4cm" svg:x="0.01cm" svg:y="5.81cm">
          <draw:text-box>
            <text:p text:style-name="P5"><text:span text:style-name="T1">Projection camera</text:span></text:p>
          </draw:text-box>
        </draw:frame>
        <draw:frame draw:style-name="gr5" draw:text-style-name="P4" draw:layer="layout" svg:width="4.6cm" svg:height="0.4cm" svg:x="4.21cm" svg:y="5.81cm">
          <draw:text-box>
            <text:p text:style-name="P5"><text:span text:style-name="T1">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1cm" fo:margin-bottom="0.01cm" fo:margin-left="0.01cm" fo:margin-right="0.01cm" fo:page-width="8.82cm" fo:page-height="6.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8:15:19.457356211</meta:creation-date>
    <dc:date>2020-03-20T18:07:06.429261119</dc:date>
    <meta:editing-duration>PT28M48S</meta:editing-duration>
    <meta:editing-cycles>9</meta:editing-cycles>
    <meta:generator>LibreOffice/5.1.6.2$Linux_X86_64 LibreOffice_project/10m0$Build-2</meta:generator>
    <meta:document-statistic meta:object-count="13"/>
  </office:meta>
</office:document-meta>
</file>